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6">
      <style:graphic-properties draw:fill="none" draw:stroke="solid" svg:stroke-width="0.00694in" svg:stroke-color="#4472c4" draw:marker-end="a375" svg:stroke-opacity="100%" draw:stroke-linejoin="miter" svg:stroke-linecap="butt"/>
    </style:style>
    <style:style style:family="graphic" style:name="a378">
      <style:graphic-properties draw:fill="none" draw:stroke="solid" svg:stroke-width="0.00694in" svg:stroke-color="#4472c4" draw:marker-end="a377" svg:stroke-opacity="100%" draw:stroke-linejoin="miter" svg:stroke-linecap="butt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380">
      <style:graphic-properties draw:fill="none" draw:stroke="solid" svg:stroke-width="0.00694in" svg:stroke-color="#4472c4" draw:marker-end="a379" svg:stroke-opacity="100%" draw:stroke-linejoin="miter" svg:stroke-linecap="butt"/>
    </style:style>
    <style:style style:family="graphic" style:name="a519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382">
      <style:graphic-properties draw:fill="none" draw:stroke="solid" svg:stroke-width="0.00694in" svg:stroke-color="#4472c4" draw:marker-end="a381" svg:stroke-opacity="100%" draw:stroke-linejoin="miter" svg:stroke-linecap="butt"/>
    </style:style>
    <style:style style:family="graphic" style:name="a384">
      <style:graphic-properties draw:fill="none" draw:stroke="solid" svg:stroke-width="0.00694in" svg:stroke-color="#4472c4" draw:marker-end="a383" svg:stroke-opacity="100%" draw:stroke-linejoin="miter" svg:stroke-linecap="butt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0694in" svg:stroke-color="#4472c4" draw:marker-end="a404" svg:stroke-opacity="100%" draw:stroke-linejoin="miter" svg:stroke-linecap="butt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draw:fill="none" draw:stroke="solid" svg:stroke-width="0.00694in" svg:stroke-color="#4472c4" draw:marker-end="a406" svg:stroke-opacity="100%" draw:stroke-linejoin="miter" svg:stroke-linecap="butt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3b383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0694in" svg:stroke-color="#4472c4" draw:marker-end="a408" svg:stroke-opacity="100%" draw:stroke-linejoin="miter" svg:stroke-linecap="butt"/>
    </style:style>
    <style:style style:family="graphic" style:name="a457">
      <style:graphic-properties draw:fill="none" draw:stroke="solid" svg:stroke-width="0.00694in" svg:stroke-color="#7030a0" draw:marker-end="a456" svg:stroke-opacity="100%" draw:stroke-linejoin="miter" svg:stroke-linecap="butt"/>
    </style:style>
    <style:style style:family="graphic" style:name="a459">
      <style:graphic-properties draw:fill="none" draw:stroke="solid" svg:stroke-width="0.00694in" svg:stroke-color="#7030a0" draw:marker-end="a458" svg:stroke-opacity="100%" draw:stroke-linejoin="miter" svg:stroke-linecap="butt"/>
    </style:style>
    <style:style style:family="graphic" style:name="a52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2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3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4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5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6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7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2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9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392">
      <style:graphic-properties draw:fill="none" draw:stroke="solid" svg:stroke-width="0.00694in" svg:stroke-color="#4472c4" draw:marker-end="a391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4472c4" draw:marker-end="a393" svg:stroke-opacity="100%" draw:stroke-linejoin="miter" svg:stroke-linecap="butt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1">
      <style:graphic-properties draw:fill="none" draw:stroke="solid" svg:stroke-width="0.00694in" svg:stroke-color="#7030a0" draw:marker-end="a460" svg:stroke-opacity="100%" draw:stroke-linejoin="miter" svg:stroke-linecap="butt"/>
    </style:style>
    <style:style style:family="graphic" style:name="a414">
      <style:graphic-properties draw:fill="none" draw:stroke="solid" svg:stroke-width="0.00694in" svg:stroke-color="#4472c4" draw:marker-end="a413" svg:stroke-opacity="100%" draw:stroke-linejoin="miter" svg:stroke-linecap="butt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none" draw:stroke="solid" svg:stroke-width="0.00694in" svg:stroke-color="#7030a0" draw:marker-end="a462" svg:stroke-opacity="100%" draw:stroke-linejoin="miter" svg:stroke-linecap="butt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draw:fill="none" draw:stroke="solid" svg:stroke-width="0.00694in" svg:stroke-color="#7030a0" draw:marker-end="a464" svg:stroke-opacity="100%" draw:stroke-linejoin="miter" svg:stroke-linecap="butt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draw:fill="none" draw:stroke="solid" svg:stroke-width="0.00694in" svg:stroke-color="#7030a0" draw:marker-end="a466" svg:stroke-opacity="100%" draw:stroke-linejoin="miter" svg:stroke-linecap="butt"/>
    </style:style>
    <style:style style:family="graphic" style:name="a469">
      <style:graphic-properties draw:fill="none" draw:stroke="solid" svg:stroke-width="0.00694in" svg:stroke-color="#7030a0" draw:marker-end="a468" svg:stroke-opacity="100%" draw:stroke-linejoin="miter" svg:stroke-linecap="butt"/>
    </style:style>
    <style:style style:family="graphic" style:name="a53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3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32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33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34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535">
      <style:graphic-properties draw:fill="none" draw:stroke="solid" svg:stroke-width="0.00694in" svg:stroke-color="#ffffff" svg:stroke-opacity="100%" draw:stroke-linejoin="miter" svg:stroke-linecap="butt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draw:fill="none" draw:stroke="solid" svg:stroke-width="0.00694in" svg:stroke-color="#4472c4" draw:marker-end="a421" svg:stroke-opacity="100%" draw:stroke-linejoin="miter" svg:stroke-linecap="butt"/>
    </style:style>
    <style:style style:family="graphic" style:name="a471">
      <style:graphic-properties draw:fill="none" draw:stroke="solid" svg:stroke-width="0.00694in" svg:stroke-color="#7030a0" draw:marker-end="a470" svg:stroke-opacity="100%" draw:stroke-linejoin="miter" svg:stroke-linecap="butt"/>
    </style:style>
    <style:style style:family="graphic" style:name="a424">
      <style:graphic-properties draw:fill="none" draw:stroke="solid" svg:stroke-width="0.00694in" svg:stroke-color="#4472c4" draw:marker-end="a423" svg:stroke-opacity="100%" draw:stroke-linejoin="miter" svg:stroke-linecap="butt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>
      <style:graphic-properties draw:fill="none" draw:stroke="solid" svg:stroke-width="0.00694in" svg:stroke-color="#7030a0" draw:marker-start="a472" draw:marker-end="a473" svg:stroke-opacity="100%" draw:stroke-linejoin="miter" svg:stroke-linecap="butt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draw:fill="none" draw:stroke="solid" svg:stroke-width="0.00694in" svg:stroke-color="#7030a0" draw:marker-start="a475" draw:marker-end="a476" svg:stroke-opacity="100%" draw:stroke-linejoin="miter" svg:stroke-linecap="butt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draw:fill="none" draw:stroke="solid" svg:stroke-width="0.00694in" svg:stroke-color="#000000" draw:marker-end="a546" svg:stroke-opacity="100%" draw:stroke-linejoin="miter" svg:stroke-linecap="butt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draw:fill="none" draw:stroke="solid" svg:stroke-width="0.00694in" svg:stroke-color="#000000" draw:marker-end="a548" svg:stroke-opacity="100%" draw:stroke-linejoin="miter" svg:stroke-linecap="butt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0694in" svg:stroke-color="#7030a0" draw:marker-start="a478" draw:marker-end="a479" svg:stroke-opacity="100%" draw:stroke-linejoin="miter" svg:stroke-linecap="butt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none" draw:stroke="solid" svg:stroke-width="0.00694in" svg:stroke-color="#7030a0" draw:marker-start="a481" draw:marker-end="a482" svg:stroke-opacity="100%" draw:stroke-linejoin="miter" svg:stroke-linecap="butt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draw:fill="none" draw:stroke="solid" svg:stroke-width="0.00694in" svg:stroke-color="#7030a0" draw:marker-start="a484" draw:marker-end="a485" svg:stroke-opacity="100%" draw:stroke-linejoin="miter" svg:stroke-linecap="butt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0694in" svg:stroke-color="#7030a0" draw:marker-start="a487" draw:marker-end="a488" svg:stroke-opacity="100%" draw:stroke-linejoin="miter" svg:stroke-linecap="but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0694in" svg:stroke-color="#000000" draw:marker-end="a550" svg:stroke-opacity="100%" draw:stroke-linejoin="miter" svg:stroke-linecap="butt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elfolie" presentation:presentation-page-layout-name="Master1-PPL1" draw:id="Slide-256">
        <draw:custom-shape svg:x="6.52027in" svg:y="0.46082in" svg:width="0.90899in" svg:height="0.52294in" draw:id="id63" draw:style-name="a359" draw:name="Rechteck 3">
          <svg:title/>
          <svg:desc/>
          <text:p text:style-name="a358" text:class-names="" text:cond-style-name=""><text:span text:style-name="a357" text:class-names=""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395in" svg:y="1.50841in" svg:width="1.70872in" svg:height="0.52294in" draw:id="id64" draw:style-name="a362" draw:name="Rechteck 4">
          <svg:title/>
          <svg:desc/>
          <text:p text:style-name="a361" text:class-names="" text:cond-style-name=""><text:span text:style-name="a360" text:class-names="">Encode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08in" svg:y="1.49235in" svg:width="1.20184in" svg:height="0.52294in" draw:id="id65" draw:style-name="a365" draw:name="Rechteck 5">
          <svg:title/>
          <svg:desc/>
          <text:p text:style-name="a364" text:class-names="" text:cond-style-name=""><text:span text:style-name="a363" text:class-names="">Data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8034in" svg:y="1.46024in" svg:width="1.59556in" svg:height="0.52294in" draw:id="id66" draw:style-name="a368" draw:name="Rechteck 6">
          <svg:title/>
          <svg:desc/>
          <text:p text:style-name="a367" text:class-names="" text:cond-style-name=""><text:span text:style-name="a366" text:class-names="">Decode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1132in" svg:y="2.60015in" svg:width="1.56345in" svg:height="0.52294in" draw:id="id67" draw:style-name="a371" draw:name="Rechteck 7">
          <svg:title/>
          <svg:desc/>
          <text:p text:style-name="a370" text:class-names="" text:cond-style-name=""><text:span text:style-name="a369" text:class-names="">Tables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5968in" svg:y="2.60015in" svg:width="1.14488in" svg:height="0.52294in" draw:id="id68" draw:style-name="a374" draw:name="Rechteck 8">
          <svg:title/>
          <svg:desc/>
          <text:p text:style-name="a373" text:class-names="" text:cond-style-name=""><text:span text:style-name="a372" text:class-names="">Plot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7476in" svg:y1="0.98376in" draw:start-shape="id63" draw:start-glue-point="2" svg:x2="8.125in" svg:y2="1.49235in" draw:end-shape="id65" draw:end-glue-point="0" draw:id="id69" draw:style-name="a376" draw:name="Gerade Verbindung mit Pfeil 10">
          <svg:title/>
          <svg:desc/>
        </draw:connector>
        <draw:connector draw:type="line" svg:x1="6.97476in" svg:y1="0.98376in" draw:start-shape="id63" draw:start-glue-point="2" svg:x2="5.86831in" svg:y2="1.50841in" draw:end-shape="id64" draw:end-glue-point="0" draw:id="id70" draw:style-name="a378" draw:name="Gerade Verbindung mit Pfeil 12">
          <svg:title/>
          <svg:desc/>
        </draw:connector>
        <draw:connector draw:type="line" svg:x1="6.97476in" svg:y1="0.98376in" draw:start-shape="id63" draw:start-glue-point="2" svg:x2="10.07812in" svg:y2="1.46024in" draw:end-shape="id66" draw:end-glue-point="0" draw:id="id71" draw:style-name="a380" draw:name="Gerade Verbindung mit Pfeil 14">
          <svg:title/>
          <svg:desc/>
        </draw:connector>
        <draw:connector draw:type="line" svg:x1="8.125in" svg:y1="2.01529in" draw:start-shape="id65" draw:start-glue-point="2" svg:x2="6.19304in" svg:y2="2.60015in" draw:end-shape="id67" draw:end-glue-point="0" draw:id="id72" draw:style-name="a382" draw:name="Gerade Verbindung mit Pfeil 16">
          <svg:title/>
          <svg:desc/>
        </draw:connector>
        <draw:connector draw:type="line" svg:x1="8.125in" svg:y1="2.01529in" draw:start-shape="id65" draw:start-glue-point="2" svg:x2="10.73212in" svg:y2="2.60015in" draw:end-shape="id68" draw:end-glue-point="0" draw:id="id73" draw:style-name="a384" draw:name="Gerade Verbindung mit Pfeil 18">
          <svg:title/>
          <svg:desc/>
        </draw:connector>
        <draw:custom-shape svg:x="2.00803in" svg:y="3.69189in" svg:width="1.6315in" svg:height="0.52294in" draw:id="id74" draw:style-name="a387" draw:name="Rechteck 19">
          <svg:title/>
          <svg:desc/>
          <text:p text:style-name="a386" text:class-names="" text:cond-style-name=""><text:span text:style-name="a385" text:class-names="">TableView[1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648in" svg:y="3.70795in" svg:width="1.70298in" svg:height="0.52294in" draw:id="id75" draw:style-name="a390" draw:name="Rechteck 20">
          <svg:title/>
          <svg:desc/>
          <text:p text:style-name="a389" text:class-names="" text:cond-style-name=""><text:span text:style-name="a388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2.82378in" svg:y2="3.69189in" draw:end-shape="id74" draw:end-glue-point="0" draw:id="id76" draw:style-name="a392" draw:name="Gerade Verbindung mit Pfeil 23">
          <svg:title/>
          <svg:desc/>
        </draw:connector>
        <draw:connector draw:type="line" svg:x1="6.19304in" svg:y1="3.12309in" draw:start-shape="id67" draw:start-glue-point="2" svg:x2="4.91629in" svg:y2="3.70795in" draw:end-shape="id75" draw:end-glue-point="0" draw:id="id77" draw:style-name="a394" draw:name="Gerade Verbindung mit Pfeil 25">
          <svg:title/>
          <svg:desc/>
        </draw:connector>
        <draw:custom-shape svg:x="0.42775in" svg:y="1.49312in" svg:width="1.70872in" svg:height="0.52294in" draw:id="id78" draw:style-name="a397" draw:name="Rechteck 47">
          <svg:title/>
          <svg:desc/>
          <text:p text:style-name="a396" text:class-names="" text:cond-style-name=""><text:span text:style-name="a395" text:class-names="">Menu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2171in" svg:y="1.49312in" svg:width="1.70872in" svg:height="0.52294in" draw:id="id79" draw:style-name="a400" draw:name="Rechteck 48">
          <svg:title/>
          <svg:desc/>
          <text:p text:style-name="a399" text:class-names="" text:cond-style-name=""><text:span text:style-name="a398" text:class-names="">Tool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033in" svg:y="1.48547in" svg:width="1.70872in" svg:height="0.52294in" draw:id="id80" draw:style-name="a403" draw:name="Rechteck 52">
          <svg:title/>
          <svg:desc/>
          <text:p text:style-name="a402" text:class-names="" text:cond-style-name=""><text:span text:style-name="a401" text:class-names="">Statusbar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7476in" svg:y1="0.98376in" draw:start-shape="id63" draw:start-glue-point="2" svg:x2="1.28211in" svg:y2="1.49312in" draw:end-shape="id78" draw:end-glue-point="0" draw:id="id81" draw:style-name="a405" draw:name="Gerade Verbindung mit Pfeil 62">
          <svg:title/>
          <svg:desc/>
        </draw:connector>
        <draw:connector draw:type="line" svg:x1="6.97476in" svg:y1="0.98376in" draw:start-shape="id63" draw:start-glue-point="2" svg:x2="3.57607in" svg:y2="1.49312in" draw:end-shape="id79" draw:end-glue-point="0" draw:id="id82" draw:style-name="a407" draw:name="Gerade Verbindung mit Pfeil 64">
          <svg:title/>
          <svg:desc/>
        </draw:connector>
        <draw:connector draw:type="line" svg:x1="6.97476in" svg:y1="0.98376in" draw:start-shape="id63" draw:start-glue-point="2" svg:x2="12.28469in" svg:y2="1.48547in" draw:end-shape="id80" draw:end-glue-point="0" draw:id="id83" draw:style-name="a409" draw:name="Gerade Verbindung mit Pfeil 66">
          <svg:title/>
          <svg:desc/>
        </draw:connector>
        <draw:custom-shape svg:x="6.28858in" svg:y="3.69189in" svg:width="1.70298in" svg:height="0.52294in" draw:id="id84" draw:style-name="a412" draw:name="Rechteck 76">
          <svg:title/>
          <svg:desc/>
          <text:p text:style-name="a411" text:class-names="" text:cond-style-name=""><text:span text:style-name="a410" text:class-names="">TableView[n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7.14007in" svg:y2="3.69189in" draw:end-shape="id84" draw:end-glue-point="0" draw:id="id85" draw:style-name="a414" draw:name="Gerade Verbindung mit Pfeil 80">
          <svg:title/>
          <svg:desc/>
        </draw:connector>
        <draw:custom-shape svg:x="8.5511in" svg:y="3.69189in" svg:width="2.00803in" svg:height="0.52294in" draw:id="id86" draw:style-name="a417" draw:name="Rechteck 8">
          <svg:title/>
          <svg:desc/>
          <text:p text:style-name="a416" text:class-names="" text:cond-style-name=""><text:span text:style-name="a415" text:class-names="">PlotWidget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439in" svg:y="3.70795in" svg:width="2.21466in" svg:height="0.52294in" draw:id="id87" draw:style-name="a420" draw:name="Rechteck 8">
          <svg:title/>
          <svg:desc/>
          <text:p text:style-name="a419" text:class-names="" text:cond-style-name=""><text:span text:style-name="a418" text:class-names="">PlotSettingsDialo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73212in" svg:y1="3.12309in" draw:start-shape="id68" draw:start-glue-point="2" svg:x2="9.55511in" svg:y2="3.69189in" draw:end-shape="id86" draw:end-glue-point="0" draw:id="id88" draw:style-name="a422" draw:name="Gerade Verbindung mit Pfeil 29">
          <svg:title/>
          <svg:desc/>
        </draw:connector>
        <draw:connector draw:type="line" svg:x1="10.73212in" svg:y1="3.12309in" draw:start-shape="id68" draw:start-glue-point="2" svg:x2="12.03172in" svg:y2="3.70795in" draw:end-shape="id87" draw:end-glue-point="0" draw:id="id89" draw:style-name="a424" draw:name="Gerade Verbindung mit Pfeil 31">
          <svg:title/>
          <svg:desc/>
        </draw:connector>
      </draw:page>
      <draw:page draw:name="Slide3" draw:style-name="a425" draw:master-page-name="Master1-Layout2-obj-Titel-und-Inhalt" presentation:presentation-page-layout-name="Master1-PPL2" draw:id="Slide-258">
        <draw:custom-shape svg:x="6.19245in" svg:y="0.56753in" svg:width="0.90899in" svg:height="0.52294in" draw:id="id90" draw:style-name="a428" draw:name="Rechteck 3">
          <svg:title/>
          <svg:desc/>
          <text:p text:style-name="a427" text:class-names="" text:cond-style-name=""><text:span text:style-name="a426" text:class-names="">Mod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73in" svg:y="1.52436in" svg:width="1.1896in" svg:height="0.52294in" draw:id="id91" draw:style-name="a431" draw:name="Rechteck 4">
          <svg:title/>
          <svg:desc/>
          <text:p text:style-name="a430" text:class-names="" text:cond-style-name=""><text:span text:style-name="a429" text:class-names="">Enco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3438in" svg:y="1.53047in" svg:width="1.1896in" svg:height="0.52294in" draw:id="id92" draw:style-name="a434" draw:name="Rechteck 5">
          <svg:title/>
          <svg:desc/>
          <text:p text:style-name="a433" text:class-names="" text:cond-style-name=""><text:span text:style-name="a432" text:class-names="">Deco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338in" svg:y="3.28135in" svg:width="2.0659in" svg:height="0.52294in" draw:id="id93" draw:style-name="a437" draw:name="Rechteck 6">
          <svg:title/>
          <svg:desc/>
          <text:p text:style-name="a436" text:class-names="" text:cond-style-name=""><text:span text:style-name="a435" text:class-names="">Transmitter[n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096in" svg:y="3.27021in" svg:width="0.58663in" svg:height="0.52294in" draw:id="id94" draw:style-name="a440" draw:name="Rechteck 7">
          <svg:title/>
          <svg:desc/>
          <text:p text:style-name="a439" text:class-names="" text:cond-style-name=""><text:span text:style-name="a438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593in" svg:y="3.28275in" svg:width="1.76543in" svg:height="0.52294in" draw:id="id95" draw:style-name="a443" draw:name="Rechteck 8">
          <svg:title/>
          <svg:desc/>
          <text:p text:style-name="a442" text:class-names="" text:cond-style-name=""><text:span text:style-name="a441" text:class-names="">Transmitter[1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4744in" svg:y="3.28275in" svg:width="1.50442in" svg:height="0.52294in" draw:id="id96" draw:style-name="a446" draw:name="Rechteck 9">
          <svg:title/>
          <svg:desc/>
          <text:p text:style-name="a445" text:class-names="" text:cond-style-name=""><text:span text:style-name="a444" text:class-names="">Receiver[1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66225in" svg:y="3.28275in" svg:width="1.50442in" svg:height="0.52294in" draw:id="id97" draw:style-name="a449" draw:name="Rechteck 10">
          <svg:title/>
          <svg:desc/>
          <text:p text:style-name="a448" text:class-names="" text:cond-style-name=""><text:span text:style-name="a447" text:class-names="">Receiver[n]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484in" svg:y="3.30221in" svg:width="1.50442in" svg:height="0.52294in" draw:id="id98" draw:style-name="a452" draw:name="Rechteck 11">
          <svg:title/>
          <svg:desc/>
          <text:p text:style-name="a451" text:class-names="" text:cond-style-name=""><text:span text:style-name="a450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321in" svg:y="5.4321in" svg:width="12.73457in" svg:height="0.55387in" draw:id="id99" draw:style-name="a455" draw:name="Rechteck 12">
          <svg:title/>
          <svg:desc/>
          <text:p text:style-name="a454" text:class-names="" text:cond-style-name=""><text:span text:style-name="a453" text:class-names="">Physical Chann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245in" svg:y1="0.829in" draw:start-shape="id90" draw:start-glue-point="3" svg:x2="2.73853in" svg:y2="1.52436in" draw:end-shape="id91" draw:end-glue-point="0" draw:id="id100" draw:style-name="a457" draw:name="Gerade Verbindung mit Pfeil 14">
          <svg:title/>
          <svg:desc/>
        </draw:connector>
        <draw:connector draw:type="line" svg:x1="2.73853in" svg:y1="2.0473in" draw:start-shape="id91" draw:start-glue-point="2" svg:x2="1.05865in" svg:y2="3.28275in" draw:end-shape="id95" draw:end-glue-point="0" draw:id="id101" draw:style-name="a459" draw:name="Gerade Verbindung mit Pfeil 18">
          <svg:title/>
          <svg:desc/>
        </draw:connector>
        <draw:connector draw:type="line" svg:x1="2.73853in" svg:y1="2.0473in" draw:start-shape="id91" draw:start-glue-point="2" svg:x2="2.60427in" svg:y2="3.27021in" draw:end-shape="id94" draw:end-glue-point="0" draw:id="id102" draw:style-name="a461" draw:name="Gerade Verbindung mit Pfeil 20">
          <svg:title/>
          <svg:desc/>
        </draw:connector>
        <draw:connector draw:type="line" svg:x1="2.73853in" svg:y1="2.0473in" draw:start-shape="id91" draw:start-glue-point="2" svg:x2="4.30633in" svg:y2="3.28135in" draw:end-shape="id93" draw:end-glue-point="0" draw:id="id103" draw:style-name="a463" draw:name="Gerade Verbindung mit Pfeil 22">
          <svg:title/>
          <svg:desc/>
        </draw:connector>
        <draw:connector draw:type="line" svg:x1="1.05864in" svg:y1="3.80569in" draw:start-shape="id95" draw:start-glue-point="2" svg:x2="1.05864in" svg:y2="5.46303in" draw:id="id104" draw:style-name="a465" draw:name="Gerade Verbindung mit Pfeil 30">
          <svg:title/>
          <svg:desc/>
        </draw:connector>
        <draw:connector draw:type="line" svg:x1="2.60428in" svg:y1="3.79315in" draw:start-shape="id94" draw:start-glue-point="2" svg:x2="2.60428in" svg:y2="5.4307in" draw:id="id105" draw:style-name="a467" draw:name="Gerade Verbindung mit Pfeil 32">
          <svg:title/>
          <svg:desc/>
        </draw:connector>
        <draw:connector draw:type="line" svg:x1="4.30633in" svg:y1="3.80429in" draw:start-shape="id93" draw:start-glue-point="2" svg:x2="4.30633in" svg:y2="5.4307in" draw:id="id106" draw:style-name="a469" draw:name="Gerade Verbindung mit Pfeil 34">
          <svg:title/>
          <svg:desc/>
        </draw:connector>
        <draw:connector draw:type="line" svg:x1="7.10144in" svg:y1="0.829in" draw:start-shape="id90" draw:start-glue-point="1" svg:x2="9.53438in" svg:y2="1.79194in" draw:end-shape="id92" draw:end-glue-point="3" draw:id="id107" draw:style-name="a471" draw:name="Gerade Verbindung mit Pfeil 40">
          <svg:title/>
          <svg:desc/>
        </draw:connector>
        <draw:connector draw:type="line" svg:x1="10.12918in" svg:y1="2.05341in" draw:start-shape="id92" draw:start-glue-point="2" svg:x2="9.09965in" svg:y2="3.28275in" draw:end-shape="id96" draw:end-glue-point="0" draw:id="id108" draw:style-name="a474" draw:name="Gerade Verbindung mit Pfeil 44">
          <svg:title/>
          <svg:desc/>
        </draw:connector>
        <draw:connector draw:type="line" svg:x1="10.12918in" svg:y1="2.05341in" draw:start-shape="id92" draw:start-glue-point="2" svg:x2="10.75705in" svg:y2="3.30221in" draw:end-shape="id98" draw:end-glue-point="0" draw:id="id109" draw:style-name="a477" draw:name="Gerade Verbindung mit Pfeil 47">
          <svg:title/>
          <svg:desc/>
        </draw:connector>
        <draw:connector draw:type="line" svg:x1="10.12918in" svg:y1="2.05341in" draw:start-shape="id92" draw:start-glue-point="2" svg:x2="12.41446in" svg:y2="3.28275in" draw:end-shape="id97" draw:end-glue-point="0" draw:id="id110" draw:style-name="a480" draw:name="Gerade Verbindung mit Pfeil 49">
          <svg:title/>
          <svg:desc/>
        </draw:connector>
        <draw:connector draw:type="line" svg:x1="9.09965in" svg:y1="3.80569in" draw:start-shape="id96" draw:start-glue-point="2" svg:x2="9.09965in" svg:y2="5.46303in" draw:id="id111" draw:style-name="a483" draw:name="Gerade Verbindung mit Pfeil 51">
          <svg:title/>
          <svg:desc/>
        </draw:connector>
        <draw:connector draw:type="line" svg:x1="10.75705in" svg:y1="3.82515in" draw:start-shape="id98" draw:start-glue-point="2" svg:x2="10.75705in" svg:y2="5.46303in" draw:id="id112" draw:style-name="a486" draw:name="Gerade Verbindung mit Pfeil 54">
          <svg:title/>
          <svg:desc/>
        </draw:connector>
        <draw:connector draw:type="line" svg:x1="12.41446in" svg:y1="3.80569in" draw:start-shape="id97" draw:start-glue-point="2" svg:x2="12.41446in" svg:y2="5.4307in" draw:id="id113" draw:style-name="a489" draw:name="Gerade Verbindung mit Pfeil 56">
          <svg:title/>
          <svg:desc/>
        </draw:connector>
        <draw:frame draw:id="id114" draw:style-name="a493" draw:name="Textfeld 58" svg:x="3.43755in" svg:y="0.64303in" svg:width="1.99674in" svg:height="0.40391in">
          <draw:text-box>
            <text:p text:style-name="a492" text:class-names="" text:cond-style-name=""><text:span text:style-name="a490" text:class-names="">Encode sequence</text:span><text:span text:style-name="a491" text:class-names=""/></text:p>
          </draw:text-box>
          <svg:title/>
          <svg:desc/>
        </draw:frame>
        <draw:frame draw:id="id115" draw:style-name="a499" draw:name="Textfeld 59" svg:x="0.21649in" svg:y="2.06551in" svg:width="1.63996in" svg:height="0.70684in">
          <draw:text-box>
            <text:p text:style-name="a495" text:class-names="" text:cond-style-name=""><text:span text:style-name="a494" text:class-names="">Transmit</text:span></text:p>
            <text:p text:style-name="a498" text:class-names="" text:cond-style-name=""><text:span text:style-name="a496" text:class-names="">symbol values</text:span><text:span text:style-name="a497" text:class-names=""/></text:p>
          </draw:text-box>
          <svg:title/>
          <svg:desc/>
        </draw:frame>
        <draw:frame draw:id="id116" draw:style-name="a505" draw:name="Textfeld 61" svg:x="11.69337in" svg:y="2.0473in" svg:width="1.63996in" svg:height="0.70684in">
          <draw:text-box>
            <text:p text:style-name="a501" text:class-names="" text:cond-style-name=""><text:span text:style-name="a500" text:class-names="">Receive</text:span></text:p>
            <text:p text:style-name="a504" text:class-names="" text:cond-style-name=""><text:span text:style-name="a502" text:class-names="">symbol values</text:span><text:span text:style-name="a503" text:class-names=""/></text:p>
          </draw:text-box>
          <svg:title/>
          <svg:desc/>
        </draw:frame>
        <draw:frame draw:id="id117" draw:style-name="a509" draw:name="Textfeld 62" svg:x="7.81777in" svg:y="0.6428in" svg:width="2.02304in" svg:height="0.40391in">
          <draw:text-box>
            <text:p text:style-name="a508" text:class-names="" text:cond-style-name=""><text:span text:style-name="a506" text:class-names="">Decode sequence</text:span><text:span text:style-name="a507" text:class-names=""/></text:p>
          </draw:text-box>
          <svg:title/>
          <svg:desc/>
        </draw:frame>
        <draw:frame draw:id="id118" draw:style-name="a513" draw:name="Textfeld 63" svg:x="6.34868in" svg:y="1.58388in" svg:width="0.90899in" svg:height="0.40391in">
          <draw:text-box>
            <text:p text:style-name="a512" text:class-names="" text:cond-style-name=""><text:span text:style-name="a510" text:class-names="">“ABC”</text:span><text:span text:style-name="a511" text:class-names=""/></text:p>
          </draw:text-box>
          <svg:title/>
          <svg:desc/>
        </draw:frame>
        <draw:frame draw:id="id119" draw:style-name="a517" draw:name="Textfeld 64" svg:x="6.06467in" svg:y="3.34087in" svg:width="1.46942in" svg:height="0.40391in">
          <draw:text-box>
            <text:p text:style-name="a516" text:class-names="" text:cond-style-name=""><text:span text:style-name="a514" text:class-names="">000 001 010</text:span><text:span text:style-name="a515" text:class-names=""/></text:p>
          </draw:text-box>
          <svg:title/>
          <svg:desc/>
        </draw:frame>
        <draw:connector draw:type="line" svg:x1="1.58585in" svg:y1="5.80804in" svg:x2="1.96907in" svg:y2="5.80804in" draw:id="id120" draw:style-name="a518" draw:name="Gerader Verbinder 68">
          <svg:title/>
          <svg:desc/>
        </draw:connector>
        <draw:connector draw:type="line" svg:x1="1.96907in" svg:y1="5.80804in" svg:x2="1.96907in" svg:y2="5.58416in" draw:id="id121" draw:style-name="a519" draw:name="Gerader Verbinder 71">
          <svg:title/>
          <svg:desc/>
        </draw:connector>
        <draw:connector draw:type="line" svg:x1="1.96907in" svg:y1="5.58416in" svg:x2="2.42961in" svg:y2="5.58416in" draw:id="id122" draw:style-name="a520" draw:name="Gerader Verbinder 76">
          <svg:title/>
          <svg:desc/>
        </draw:connector>
        <draw:connector draw:type="line" svg:x1="2.42961in" svg:y1="5.58416in" svg:x2="2.42961in" svg:y2="5.80804in" draw:id="id123" draw:style-name="a521" draw:name="Gerader Verbinder 79">
          <svg:title/>
          <svg:desc/>
        </draw:connector>
        <draw:connector draw:type="line" svg:x1="2.42961in" svg:y1="5.80804in" svg:x2="2.81283in" svg:y2="5.80804in" draw:id="id124" draw:style-name="a522" draw:name="Gerader Verbinder 82">
          <svg:title/>
          <svg:desc/>
        </draw:connector>
        <draw:connector draw:type="line" svg:x1="2.81283in" svg:y1="5.80804in" svg:x2="2.81283in" svg:y2="5.58416in" draw:id="id125" draw:style-name="a523" draw:name="Gerader Verbinder 83">
          <svg:title/>
          <svg:desc/>
        </draw:connector>
        <draw:connector draw:type="line" svg:x1="2.81283in" svg:y1="5.58416in" svg:x2="3.27338in" svg:y2="5.58416in" draw:id="id126" draw:style-name="a524" draw:name="Gerader Verbinder 84">
          <svg:title/>
          <svg:desc/>
        </draw:connector>
        <draw:connector draw:type="line" svg:x1="3.2721in" svg:y1="5.58416in" svg:x2="3.27338in" svg:y2="5.79265in" draw:id="id127" draw:style-name="a525" draw:name="Gerader Verbinder 85">
          <svg:title/>
          <svg:desc/>
        </draw:connector>
        <draw:connector draw:type="line" svg:x1="3.2721in" svg:y1="5.79265in" svg:x2="3.65532in" svg:y2="5.79265in" draw:id="id128" draw:style-name="a526" draw:name="Gerader Verbinder 86">
          <svg:title/>
          <svg:desc/>
        </draw:connector>
        <draw:connector draw:type="line" svg:x1="9.66051in" svg:y1="5.80804in" svg:x2="10.04373in" svg:y2="5.80804in" draw:id="id129" draw:style-name="a527" draw:name="Gerader Verbinder 88">
          <svg:title/>
          <svg:desc/>
        </draw:connector>
        <draw:connector draw:type="line" svg:x1="10.04373in" svg:y1="5.80804in" svg:x2="10.04373in" svg:y2="5.58416in" draw:id="id130" draw:style-name="a528" draw:name="Gerader Verbinder 89">
          <svg:title/>
          <svg:desc/>
        </draw:connector>
        <draw:connector draw:type="line" svg:x1="10.04373in" svg:y1="5.58416in" svg:x2="10.50427in" svg:y2="5.58416in" draw:id="id131" draw:style-name="a529" draw:name="Gerader Verbinder 90">
          <svg:title/>
          <svg:desc/>
        </draw:connector>
        <draw:connector draw:type="line" svg:x1="10.50427in" svg:y1="5.58416in" svg:x2="10.50427in" svg:y2="5.80804in" draw:id="id132" draw:style-name="a530" draw:name="Gerader Verbinder 91">
          <svg:title/>
          <svg:desc/>
        </draw:connector>
        <draw:connector draw:type="line" svg:x1="10.50427in" svg:y1="5.80804in" svg:x2="10.88749in" svg:y2="5.80804in" draw:id="id133" draw:style-name="a531" draw:name="Gerader Verbinder 92">
          <svg:title/>
          <svg:desc/>
        </draw:connector>
        <draw:connector draw:type="line" svg:x1="10.88749in" svg:y1="5.80804in" svg:x2="10.88749in" svg:y2="5.58416in" draw:id="id134" draw:style-name="a532" draw:name="Gerader Verbinder 93">
          <svg:title/>
          <svg:desc/>
        </draw:connector>
        <draw:connector draw:type="line" svg:x1="10.88749in" svg:y1="5.58416in" svg:x2="11.34804in" svg:y2="5.58416in" draw:id="id135" draw:style-name="a533" draw:name="Gerader Verbinder 94">
          <svg:title/>
          <svg:desc/>
        </draw:connector>
        <draw:connector draw:type="line" svg:x1="11.34676in" svg:y1="5.58416in" svg:x2="11.34804in" svg:y2="5.79265in" draw:id="id136" draw:style-name="a534" draw:name="Gerader Verbinder 95">
          <svg:title/>
          <svg:desc/>
        </draw:connector>
        <draw:connector draw:type="line" svg:x1="11.34676in" svg:y1="5.79265in" svg:x2="11.72998in" svg:y2="5.79265in" draw:id="id137" draw:style-name="a535" draw:name="Gerader Verbinder 96">
          <svg:title/>
          <svg:desc/>
        </draw:connector>
      </draw:page>
      <draw:page draw:name="Slide2" draw:style-name="a536" draw:master-page-name="Master1-Layout2-obj-Titel-und-Inhalt" presentation:presentation-page-layout-name="Master1-PPL2" draw:id="Slide-257">
        <draw:custom-shape svg:x="5.34568in" svg:y="3.0216in" svg:width="2.64198in" svg:height="0.7284in" draw:id="id138" draw:style-name="a539" draw:name="Rechteck 4">
          <svg:title/>
          <svg:desc/>
          <text:p text:style-name="a538" text:class-names="" text:cond-style-name=""><text:span text:style-name="a537" text:class-names="">Contro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5713in" svg:y="3.0216in" svg:width="2.64198in" svg:height="0.7284in" draw:id="id139" draw:style-name="a542" draw:name="Rechteck 7">
          <svg:title/>
          <svg:desc/>
          <text:p text:style-name="a541" text:class-names="" text:cond-style-name=""><text:span text:style-name="a540" text:class-names="">Vie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423in" svg:y="3.0216in" svg:width="2.64198in" svg:height="0.7284in" draw:id="id140" draw:style-name="a545" draw:name="Rechteck 8">
          <svg:title/>
          <svg:desc/>
          <text:p text:style-name="a544" text:class-names="" text:cond-style-name=""><text:span text:style-name="a543" text:class-names="">Mod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4568in" svg:y1="3.22075in" svg:x2="3.77621in" svg:y2="3.22075in" draw:id="id141" draw:style-name="a547" draw:name="Gerade Verbindung mit Pfeil 6">
          <svg:title/>
          <svg:desc/>
        </draw:connector>
        <draw:connector draw:type="line" svg:x1="9.55713in" svg:y1="3.22075in" svg:x2="7.98766in" svg:y2="3.22075in" draw:id="id142" draw:style-name="a549" draw:name="Gerade Verbindung mit Pfeil 12">
          <svg:title/>
          <svg:desc/>
        </draw:connector>
        <draw:connector draw:type="line" svg:x1="7.98766in" svg:y1="3.56056in" svg:x2="9.55713in" svg:y2="3.56056in" draw:id="id143" draw:style-name="a551" draw:name="Gerade Verbindung mit Pfeil 14">
          <svg:title/>
          <svg:desc/>
        </draw:connector>
        <draw:frame draw:id="id144" draw:style-name="a554" draw:name="Textfeld 15" svg:x="8.06748in" svg:y="2.34401in" svg:width="1.40982in" svg:height="0.70684in">
          <draw:text-box>
            <text:p text:style-name="a553" text:class-names="" text:cond-style-name=""><text:span text:style-name="a552" text:class-names="">- Get values<text:line-break/>- User input</text:span></text:p>
          </draw:text-box>
          <svg:title/>
          <svg:desc/>
        </draw:frame>
        <draw:frame draw:id="id145" draw:style-name="a559" draw:name="Textfeld 16" svg:x="3.67133in" svg:y="2.21519in" svg:width="1.80096in" svg:height="0.70684in">
          <draw:text-box>
            <text:p text:style-name="a556" text:class-names="" text:cond-style-name=""><text:span text:style-name="a555" text:class-names="">- Get values</text:span></text:p>
            <text:p text:style-name="a558" text:class-names="" text:cond-style-name=""><text:span text:style-name="a557" text:class-names="">- Update model</text:span></text:p>
          </draw:text-box>
          <svg:title/>
          <svg:desc/>
        </draw:frame>
        <draw:frame draw:id="id146" draw:style-name="a562" draw:name="Textfeld 17" svg:x="7.93098in" svg:y="3.75in" svg:width="1.62614in" svg:height="0.40391in">
          <draw:text-box>
            <text:p text:style-name="a561" text:class-names="" text:cond-style-name=""><text:span text:style-name="a560" text:class-names="">- Update view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8" svg:viewBox="0 0 20 30" svg:d="m10 0-10 30h20z"/>
    <draw:marker draw:name="a421" svg:viewBox="0 0 20 30" svg:d="m10 0-10 30h20z"/>
    <draw:marker draw:name="a423" svg:viewBox="0 0 20 30" svg:d="m10 0-10 30h20z"/>
    <draw:marker draw:name="a470" svg:viewBox="0 0 20 30" svg:d="m10 0-10 30h20z"/>
    <draw:marker draw:name="a472" svg:viewBox="0 0 20 30" svg:d="m10 0-10 30h20z"/>
    <draw:marker draw:name="a473" svg:viewBox="0 0 20 30" svg:d="m10 0-10 30h20z"/>
    <draw:marker draw:name="a381" svg:viewBox="0 0 20 30" svg:d="m10 0-10 30h20z"/>
    <draw:marker draw:name="a475" svg:viewBox="0 0 20 30" svg:d="m10 0-10 30h20z"/>
    <draw:marker draw:name="a476" svg:viewBox="0 0 20 30" svg:d="m10 0-10 30h20z"/>
    <draw:marker draw:name="a383" svg:viewBox="0 0 20 30" svg:d="m10 0-10 30h20z"/>
    <draw:marker draw:name="a478" svg:viewBox="0 0 20 30" svg:d="m10 0-10 30h20z"/>
    <draw:marker draw:name="a479" svg:viewBox="0 0 20 30" svg:d="m10 0-10 30h20z"/>
    <draw:marker draw:name="a550" svg:viewBox="0 0 20 30" svg:d="m10 0-10 30h20z"/>
    <draw:marker draw:name="a413" svg:viewBox="0 0 20 30" svg:d="m10 0-10 30h20z"/>
    <draw:marker draw:name="a460" svg:viewBox="0 0 20 30" svg:d="m10 0-10 30h20z"/>
    <draw:marker draw:name="a462" svg:viewBox="0 0 20 30" svg:d="m10 0-10 30h20z"/>
    <draw:marker draw:name="a464" svg:viewBox="0 0 20 30" svg:d="m10 0-10 30h20z"/>
    <draw:marker draw:name="a466" svg:viewBox="0 0 20 30" svg:d="m10 0-10 30h20z"/>
    <draw:marker draw:name="a468" svg:viewBox="0 0 20 30" svg:d="m10 0-10 30h20z"/>
    <draw:marker draw:name="a375" svg:viewBox="0 0 20 30" svg:d="m10 0-10 30h20z"/>
    <draw:marker draw:name="a377" svg:viewBox="0 0 20 30" svg:d="m10 0-10 30h20z"/>
    <draw:marker draw:name="a379" svg:viewBox="0 0 20 30" svg:d="m10 0-10 30h20z"/>
    <draw:marker draw:name="a481" svg:viewBox="0 0 20 30" svg:d="m10 0-10 30h20z"/>
    <draw:marker draw:name="a482" svg:viewBox="0 0 20 30" svg:d="m10 0-10 30h20z"/>
    <draw:marker draw:name="a484" svg:viewBox="0 0 20 30" svg:d="m10 0-10 30h20z"/>
    <draw:marker draw:name="a404" svg:viewBox="0 0 20 30" svg:d="m10 0-10 30h20z"/>
    <draw:marker draw:name="a485" svg:viewBox="0 0 20 30" svg:d="m10 0-10 30h20z"/>
    <draw:marker draw:name="a391" svg:viewBox="0 0 20 30" svg:d="m10 0-10 30h20z"/>
    <draw:marker draw:name="a406" svg:viewBox="0 0 20 30" svg:d="m10 0-10 30h20z"/>
    <draw:marker draw:name="a487" svg:viewBox="0 0 20 30" svg:d="m10 0-10 30h20z"/>
    <draw:marker draw:name="a393" svg:viewBox="0 0 20 30" svg:d="m10 0-10 30h20z"/>
    <draw:marker draw:name="a488" svg:viewBox="0 0 20 30" svg:d="m10 0-10 30h20z"/>
    <draw:marker draw:name="a408" svg:viewBox="0 0 20 30" svg:d="m10 0-10 30h20z"/>
    <draw:marker draw:name="a546" svg:viewBox="0 0 20 30" svg:d="m10 0-10 30h20z"/>
    <draw:marker draw:name="a548" svg:viewBox="0 0 20 30" svg:d="m10 0-10 30h20z"/>
    <draw:marker draw:name="a45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5/4/2022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5/4/2022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5/4/2022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5/4/2022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5/4/2022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5/4/2022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5/4/2022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5/4/2022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5/4/2022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5/4/2022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5/4/2022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5/4/2022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Benjamin Schiller</meta:initial-creator>
    <dc:creator>Benjamin Schiller</dc:creator>
    <meta:creation-date>2021-09-30T14:58:39Z</meta:creation-date>
    <dc:date>2022-05-04T17:29:47Z</dc:date>
    <meta:editing-cycles>3</meta:editing-cycles>
    <meta:editing-duration>PT0S</meta:editing-duration>
    <meta:document-statistic meta:paragraph-count="39" meta:word-count="78"/>
  </office:meta>
</office:document-meta>
</file>